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75in" style:rel-column-width="2070*"/>
    </style:style>
    <style:style style:name="Table1.B" style:family="table-column">
      <style:table-column-properties style:column-width="2in" style:rel-column-width="2880*"/>
    </style:style>
    <style:style style:name="Table1.C" style:family="table-column">
      <style:table-column-properties style:column-width="3.4875in" style:rel-column-width="502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" officeooo:rsid="000986de" officeooo:paragraph-rsid="001cc7a2"/>
    </style:style>
    <style:style style:name="P2" style:family="paragraph" style:parent-style-name="Standard">
      <style:text-properties style:font-name="Ubuntu" fo:font-weight="bold" officeooo:rsid="0008b509" officeooo:paragraph-rsid="001cc7a2" style:font-weight-asian="bold" style:font-weight-complex="bold"/>
    </style:style>
    <style:style style:name="P3" style:family="paragraph" style:parent-style-name="Standard">
      <style:text-properties style:font-name="Ubuntu" fo:font-weight="bold" officeooo:rsid="000986de" officeooo:paragraph-rsid="001cc7a2" style:font-weight-asian="bold" style:font-weight-complex="bold"/>
    </style:style>
    <style:style style:name="P4" style:family="paragraph" style:parent-style-name="Standard">
      <style:text-properties style:font-name="Ubuntu" officeooo:rsid="001cc7a2" officeooo:paragraph-rsid="001cc7a2"/>
    </style:style>
    <style:style style:name="P5" style:family="paragraph" style:parent-style-name="Table_20_Contents">
      <style:text-properties style:font-name="Ubuntu" fo:font-weight="bold" officeooo:rsid="001cc7a2" officeooo:paragraph-rsid="001cc7a2" style:font-weight-asian="bold" style:font-weight-complex="bold"/>
    </style:style>
    <style:style style:name="P6" style:family="paragraph" style:parent-style-name="Table_20_Contents">
      <style:text-properties style:font-name="Ubuntu" officeooo:rsid="001cc7a2" officeooo:paragraph-rsid="001cc7a2"/>
    </style:style>
    <style:style style:name="P7" style:family="paragraph" style:parent-style-name="Table_20_Contents">
      <style:text-properties style:font-name="Ubuntu" officeooo:rsid="001df4fa" officeooo:paragraph-rsid="001df4f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c7a2" style:font-style-asian="normal" style:font-style-complex="normal"/>
    </style:style>
    <style:style style:name="T3" style:family="text">
      <style:text-properties fo:font-style="normal" officeooo:rsid="001df4fa" style:font-style-asian="normal" style:font-style-complex="normal"/>
    </style:style>
    <style:style style:name="T4" style:family="text">
      <style:text-properties fo:font-style="normal" officeooo:rsid="001f68fb" style:font-style-asian="normal" style:font-style-complex="normal"/>
    </style:style>
    <style:style style:name="T5" style:family="text">
      <style:text-properties fo:font-style="normal" officeooo:rsid="00212dc5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0ad82b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f68fb" style:font-style-asian="italic" style:font-weight-asian="bold" style:font-style-complex="italic" style:font-weight-complex="bold"/>
    </style:style>
    <style:style style:name="T10" style:family="text">
      <style:text-properties officeooo:rsid="001cc7a2"/>
    </style:style>
    <style:style style:name="T11" style:family="text">
      <style:text-properties officeooo:rsid="001df4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CURSO DE PROGRAMACIÓN UNILLANOS 2022 – <text:span text:style-name="T7">NIVEL </text:span><text:span text:style-name="T10">2</text:span></text:p>
      <text:p text:style-name="P3"><text:span text:style-name="T10">Primos de Base</text:span>:</text:p>
      <text:p text:style-name="P3"/>
      <text:p text:style-name="P1"><text:span text:style-name="T2">Considere los números en diferentes bases </text:span><text:span text:style-name="T4">(</text:span><text:span text:style-name="T2">anteriores a la base 10</text:span><text:span text:style-name="T4">)</text:span><text:span text:style-name="T2">, esto es base 2 a base 9, </text:span></text:p>
      <text:p text:style-name="P4"><text:span text:style-name="T1">dado un número de dígitos </text:span><text:span text:style-name="T5">N</text:span><text:span text:style-name="T1">, su tarea consiste en encontrar 8 números </text:span><text:span text:style-name="T5">(compuestos por N dígitos)</text:span><text:span text:style-name="T1"> en las bases de la 2 a la 9, de tal forma que al convertir dichos números a base 10, </text:span><text:span text:style-name="T3">el número </text:span><text:span text:style-name="T5">resultado </text:span><text:span text:style-name="T1">sea primo.</text:span></text:p>
      <text:p text:style-name="P4"><text:span text:style-name="T6">Recordatorio:</text:span><text:span text:style-name="T1"> Un número primo es aquel que solo puede ser dividido entre 1 y entre si mismo, ejemplo: 7</text:span></text:p>
      <text:p text:style-name="P1"><text:span text:style-name="T1"/></text:p>
      <text:p text:style-name="P4"><text:span text:style-name="T1">El programa en cuestión debe recibir un número</text:span><text:span text:style-name="T8"> </text:span><text:span text:style-name="T9">N</text:span><text:span text:style-name="T8"> </text:span><text:span text:style-name="T1">de dígitos y luego calcular números en bases 2 a 9 de tal forma que </text:span><text:span text:style-name="T3">cada número en</text:span><text:span text:style-name="T1"> su conversión a la base 10 </text:span><text:span text:style-name="T3">sea primo</text:span><text:span text:style-name="T1">.</text:span></text:p>
      <text:p text:style-name="P4"><text:span text:style-name="T1"/></text:p>
      <text:p text:style-name="P4"><text:span text:style-name="T1">Ejemplo: <text:s/></text:span></text:p>
      <text:p text:style-name="P4"><text:span text:style-name="T4">N</text:span><text:span text:style-name="T1">=3 <text:s/>(</text:span><text:span text:style-name="T5">tres</text:span><text:span text:style-name="T1"> dígitos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Base</text:p>
          </table:table-cell>
          <table:table-cell table:style-name="Table1.A1" office:value-type="string">
            <text:p text:style-name="P5">Número</text:p>
          </table:table-cell>
          <table:table-cell table:style-name="Table1.C1" office:value-type="string">
            <text:p text:style-name="P5">Número en Base 10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10<text:span text:style-name="T11">1</text:span></text:p>
          </table:table-cell>
          <table:table-cell table:style-name="Table1.C2" office:value-type="string">
            <text:p text:style-name="P7">5 es primo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2<text:span text:style-name="T11">12</text:span></text:p>
          </table:table-cell>
          <table:table-cell table:style-name="Table1.C2" office:value-type="string">
            <text:p text:style-name="P6">2<text:span text:style-name="T11">3 es primo</text:span>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133</text:p>
          </table:table-cell>
          <table:table-cell table:style-name="Table1.C2" office:value-type="string">
            <text:p text:style-name="P7">31 es primo</text:p>
          </table:table-cell>
        </table:table-row>
        <table:table-row>
          <table:table-cell table:style-name="Table1.A2" office:value-type="string">
            <text:p text:style-name="P6">…</text:p>
          </table:table-cell>
          <table:table-cell table:style-name="Table1.A2" office:value-type="string">
            <text:p text:style-name="P7">…</text:p>
          </table:table-cell>
          <table:table-cell table:style-name="Table1.C2" office:value-type="string">
            <text:p text:style-name="P7">...</text:p>
          </table:table-cell>
        </table:table-row>
      </table:table>
      <text:p text:style-name="P4"><text:span text:style-name="T1">**** Para efectos del ejemplo solo se muestran las bases 2,3 y 4. Sin embargo el programa debe calcular los números para todas las bases, esto es 2,3,4,5,6,7,8 y 9</text:span></text:p>
      <text:p text:style-name="P4"><text:span text:style-name="T1"/></text:p>
      <text:p text:style-name="P4"><text:span text:style-name="T1">Nótese que los números </text:span><text:span text:style-name="T5">NO</text:span><text:span text:style-name="T1"> </text:span><text:span text:style-name="T5">deb</text:span><text:span text:style-name="T1">en iniciar con 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23:21:04.791632818</meta:creation-date>
    <dc:date>2022-11-29T23:43:10.568268567</dc:date>
    <meta:editing-duration>PT11M54S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1" meta:paragraph-count="25" meta:word-count="191" meta:character-count="956" meta:non-whitespace-character-count="785"/>
  </office:meta>
</office:document-meta>
</file>